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o stretchy="false">(</mo>
        <mrow>
          <mi>r</mi>
        </mrow>
        <mo stretchy="false">)</mo>
      </mrow>
      <mrow>
        <mi/>
        <mo stretchy="false">=</mo>
        <mi/>
      </mrow>
      <msup>
        <mtext>e</mtext>
        <mrow>
          <mrow>
            <mo stretchy="false">−</mo>
            <mo stretchy="false">κ</mo>
          </mrow>
          <mi>t</mi>
        </mrow>
      </msup>
      <mi/>
      <msup>
        <mi>r</mi>
        <mrow>
          <mi>l</mi>
          <mrow>
            <mi/>
            <mo stretchy="false">+</mo>
            <mi/>
          </mrow>
          <mn>1</mn>
        </mrow>
      </msup>
      <mi/>
      <mi>P</mi>
      <mrow>
        <mo stretchy="false">(</mo>
        <mrow>
          <mi>r</mi>
        </mrow>
        <mo stretchy="false">)</mo>
      </mrow>
      <mi/>
      <mtext> ; </mtext>
      <mi/>
      <mi>P</mi>
      <mrow>
        <mo stretchy="false">(</mo>
        <mrow>
          <mi>r</mi>
        </mrow>
        <mo stretchy="false">)</mo>
      </mrow>
      <mrow>
        <mi/>
        <mo stretchy="false">=</mo>
        <mi/>
      </mrow>
      <mrow>
        <munder>
          <mo stretchy="false">∑</mo>
          <mo stretchy="false">μ</mo>
        </munder>
        <mi/>
      </mrow>
      <msub>
        <mo stretchy="false">α</mo>
        <mo stretchy="false">μ</mo>
      </msub>
      <msup>
        <mi>r</mi>
        <mo stretchy="false">μ</mo>
      </msup>
    </mrow>
    <annotation encoding="StarMath 5.0">u (r) ~=~ "e" ^{- %ikappa t} ` r ^{l ~+~ 1} ` P (r) ` " ; "~ P (r)
~=~ sum from %imu ` %ialpha _%imu r ^%im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37:30.939000000</meta:creation-date>
    <meta:generator>LibreOffice/4.1.4.2$Windows_x86 LibreOffice_project/0a0440ccc0227ad9829de5f46be37cfb6edcf72</meta:generator>
  </office:meta>
</office:document-meta>
</file>